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style:punctuation-wrap="hanging"/>
    </style:style>
    <style:style style:name="T2" style:parent-style-name="기본단락글꼴" style:family="text">
      <style:text-properties style:font-name-complex="맑은 고딕" fo:color="#000000" style:letter-kerning="false" style:font-size-complex="10pt"/>
    </style:style>
    <style:style style:name="T3" style:parent-style-name="기본단락글꼴" style:family="text">
      <style:text-properties style:font-name-complex="맑은 고딕" fo:color="#000000" style:letter-kerning="false" fo:font-size="11pt" style:font-size-asian="11pt"/>
    </style:style>
    <style:style style:name="P4" style:parent-style-name="Standard" style:family="paragraph">
      <style:paragraph-properties style:punctuation-wrap="hanging"/>
      <style:text-properties style:font-name-complex="맑은 고딕" fo:color="#000000" style:letter-kerning="false" fo:font-size="11pt" style:font-size-asian="11pt" fo:background-color="#FDFDFD"/>
    </style:style>
    <style:style style:name="P5" style:parent-style-name="Standard" style:family="paragraph">
      <style:paragraph-properties style:punctuation-wrap="hanging"/>
      <style:text-properties style:font-name-complex="맑은 고딕" fo:color="#000000" style:letter-kerning="false" fo:font-size="11pt" style:font-size-asian="11pt" fo:background-color="#FDFDFD"/>
    </style:style>
    <style:style style:name="P6" style:parent-style-name="Standard" style:family="paragraph">
      <style:paragraph-properties style:punctuation-wrap="hanging"/>
      <style:text-properties style:font-name-complex="맑은 고딕" fo:color="#000000" style:letter-kerning="false" fo:font-size="11pt" style:font-size-asian="11pt" fo:background-color="#FDFDFD"/>
    </style:style>
    <style:style style:name="P7" style:parent-style-name="Standard" style:family="paragraph">
      <style:paragraph-properties style:punctuation-wrap="hanging"/>
      <style:text-properties style:font-name-complex="맑은 고딕" fo:color="#000000" style:letter-kerning="false" fo:font-size="11pt" style:font-size-asian="11pt" fo:background-color="#FDFDFD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style:punctuation-wrap="hanging"/>
      <style:text-properties style:font-name-complex="맑은 고딕" fo:font-weight="bold" style:font-weight-asian="bold" style:font-weight-complex="bold" fo:color="#000000" style:letter-kerning="false" fo:font-size="11pt" style:font-size-asian="11pt" fo:background-color="#FDFDFD"/>
    </style:style>
    <style:style style:name="P9" style:parent-style-name="Standard" style:family="paragraph">
      <style:paragraph-properties style:punctuation-wrap="hanging"/>
      <style:text-properties style:font-name-complex="맑은 고딕" fo:color="#000000" style:letter-kerning="false" fo:font-size="11pt" style:font-size-asian="11pt" fo:background-color="#FDFDFD"/>
    </style:style>
    <style:style style:name="P10" style:parent-style-name="Standard" style:family="paragraph">
      <style:paragraph-properties style:punctuation-wrap="hanging"/>
      <style:text-properties style:font-name-complex="맑은 고딕" fo:color="#000000" style:letter-kerning="false" fo:font-size="11pt" style:font-size-asian="11pt" fo:background-color="#FDFDFD"/>
    </style:style>
    <style:style style:name="P11" style:parent-style-name="Standard" style:family="paragraph">
      <style:paragraph-properties style:punctuation-wrap="hanging"/>
      <style:text-properties style:font-name-complex="맑은 고딕" fo:font-weight="bold" style:font-weight-asian="bold" style:font-weight-complex="bold" fo:color="#000000" style:letter-kerning="false" fo:font-size="11pt" style:font-size-asian="11pt" fo:background-color="#FDFDFD"/>
    </style:style>
    <style:style style:name="P12" style:parent-style-name="Standard" style:family="paragraph">
      <style:paragraph-properties style:punctuation-wrap="hanging"/>
      <style:text-properties style:font-name-complex="맑은 고딕" fo:color="#000000" style:letter-kerning="false" fo:font-size="11pt" style:font-size-asian="11pt" fo:background-color="#FDFDFD"/>
    </style:style>
    <style:style style:name="P13" style:parent-style-name="Standard" style:family="paragraph">
      <style:paragraph-properties style:punctuation-wrap="hanging"/>
      <style:text-properties style:font-name-complex="맑은 고딕" fo:font-weight="bold" style:font-weight-asian="bold" style:font-weight-complex="bold" fo:color="#000000" style:letter-kerning="false" fo:font-size="11pt" style:font-size-asian="11pt" fo:background-color="#FDFDFD"/>
    </style:style>
    <style:style style:name="P14" style:parent-style-name="Standard" style:family="paragraph">
      <style:paragraph-properties style:punctuation-wrap="hanging"/>
    </style:style>
    <style:style style:name="T15" style:parent-style-name="기본단락글꼴" style:family="text">
      <style:text-properties style:font-name-complex="맑은 고딕" fo:color="#000000" style:letter-kerning="false" fo:font-size="11pt" style:font-size-asian="11pt" fo:background-color="#FDFDFD"/>
    </style:style>
    <style:style style:name="T16" style:parent-style-name="기본단락글꼴" style:family="text">
      <style:text-properties style:font-name-complex="맑은 고딕" fo:color="#000000" fo:font-size="11pt" style:font-size-asian="11pt" fo:background-color="#FDFDFD"/>
    </style:style>
    <style:style style:name="T17" style:parent-style-name="기본단락글꼴" style:family="text">
      <style:text-properties style:font-name-complex="맑은 고딕" fo:color="#000000" fo:font-size="11pt" style:font-size-asian="11pt" fo:background-color="#FDFDFD"/>
    </style:style>
    <style:style style:name="P18" style:parent-style-name="Standard" style:family="paragraph">
      <style:paragraph-properties style:punctuation-wrap="hanging"/>
      <style:text-properties style:font-name-complex="맑은 고딕" fo:color="#000000" fo:font-size="11pt" style:font-size-asian="11pt"/>
    </style:style>
    <style:style style:name="P19" style:parent-style-name="Standard" style:family="paragraph">
      <style:paragraph-properties style:punctuation-wrap="hanging"/>
    </style:style>
    <style:style style:name="T20" style:parent-style-name="기본단락글꼴" style:family="text">
      <style:text-properties style:font-name-complex="맑은 고딕" fo:color="#000000" fo:font-size="11pt" style:font-size-asian="11pt"/>
    </style:style>
    <style:style style:name="T21" style:parent-style-name="기본단락글꼴" style:family="text">
      <style:text-properties style:font-name-complex="맑은 고딕" fo:font-weight="bold" style:font-weight-asian="bold" style:font-weight-complex="bold" fo:color="#000000" fo:font-size="11pt" style:font-size-asian="11pt"/>
    </style:style>
    <style:style style:name="P22" style:parent-style-name="Standard" style:family="paragraph">
      <style:paragraph-properties style:punctuation-wrap="hanging"/>
      <style:text-properties style:font-name-complex="맑은 고딕" fo:color="#000000" fo:font-size="11pt" style:font-size-asian="11pt"/>
    </style:style>
    <style:style style:name="P23" style:parent-style-name="Standard" style:family="paragraph">
      <style:paragraph-properties style:punctuation-wrap="hanging"/>
      <style:text-properties style:font-name-complex="맑은 고딕" fo:color="#000000" fo:font-size="11pt" style:font-size-asian="11pt"/>
    </style:style>
    <style:style style:name="P24" style:parent-style-name="Standard" style:family="paragraph">
      <style:paragraph-properties style:punctuation-wrap="hanging"/>
      <style:text-properties style:font-name-complex="맑은 고딕" fo:color="#000000" fo:font-size="11pt" style:font-size-asian="11pt"/>
    </style:style>
    <style:style style:name="P25" style:parent-style-name="Standard" style:family="paragraph">
      <style:paragraph-properties style:punctuation-wrap="hanging"/>
      <style:text-properties style:font-name-complex="맑은 고딕" fo:color="#000000" fo:font-size="11pt" style:font-size-asian="11pt"/>
    </style:style>
    <style:style style:name="P26" style:parent-style-name="Standard" style:family="paragraph">
      <style:paragraph-properties style:punctuation-wrap="hanging"/>
      <style:text-properties style:font-name-complex="맑은 고딕" fo:color="#000000" fo:font-size="11pt" style:font-size-asian="11pt"/>
    </style:style>
    <style:style style:name="P27" style:parent-style-name="Standard" style:family="paragraph">
      <style:paragraph-properties style:punctuation-wrap="hanging"/>
      <style:text-properties style:font-name-complex="맑은 고딕" fo:color="#000000" fo:font-size="11pt" style:font-size-asian="11pt"/>
    </style:style>
    <style:style style:name="P28" style:parent-style-name="Standard" style:family="paragraph">
      <style:paragraph-properties style:punctuation-wrap="hanging"/>
      <style:text-properties style:font-name-complex="맑은 고딕" fo:font-weight="bold" style:font-weight-asian="bold" style:font-weight-complex="bold" fo:color="#000000" fo:font-size="11pt" style:font-size-asian="11pt"/>
    </style:style>
    <style:style style:name="P29" style:parent-style-name="Standard" style:family="paragraph">
      <style:paragraph-properties style:punctuation-wrap="hanging"/>
    </style:style>
    <style:style style:name="T30" style:parent-style-name="기본단락글꼴" style:family="text">
      <style:text-properties style:font-name-complex="맑은 고딕" fo:font-weight="bold" style:font-weight-asian="bold" style:font-weight-complex="bold" fo:color="#000000" fo:font-size="11pt" style:font-size-asian="11pt"/>
    </style:style>
    <style:style style:name="T31" style:parent-style-name="기본단락글꼴" style:family="text">
      <style:text-properties style:font-name-complex="맑은 고딕" fo:font-weight="bold" style:font-weight-asian="bold" style:font-weight-complex="bold" fo:color="#000000" fo:font-size="11pt" style:font-size-asian="11pt" fo:background-color="#FDFDFD"/>
    </style:style>
    <style:style style:name="P32" style:parent-style-name="Standard" style:list-style-name="PO_L1" style:family="paragraph">
      <style:paragraph-properties style:punctuation-wrap="hanging"/>
      <style:text-properties style:font-name-complex="맑은 고딕" fo:color="#000000" fo:font-size="11pt" style:font-size-asian="11pt" fo:background-color="#FDFDFD"/>
    </style:style>
    <style:style style:name="P33" style:parent-style-name="Standard" style:list-style-name="PO_L1" style:family="paragraph">
      <style:paragraph-properties style:punctuation-wrap="hanging"/>
    </style:style>
    <style:style style:name="T34" style:parent-style-name="기본단락글꼴" style:family="text">
      <style:text-properties style:font-name-complex="맑은 고딕" fo:color="#000000" fo:font-size="11pt" style:font-size-asian="11pt" fo:background-color="#FDFDFD"/>
    </style:style>
    <style:style style:name="P35" style:parent-style-name="Standard" style:list-style-name="PO_L1" style:family="paragraph">
      <style:paragraph-properties style:punctuation-wrap="hanging"/>
    </style:style>
    <style:style style:name="T36" style:parent-style-name="기본단락글꼴" style:family="text">
      <style:text-properties style:font-name-complex="맑은 고딕" fo:color="#000000" fo:font-size="11pt" style:font-size-asian="11pt"/>
    </style:style>
    <style:style style:name="T37" style:parent-style-name="기본단락글꼴" style:family="text">
      <style:text-properties style:font-name-complex="맑은 고딕" fo:color="#000000" fo:font-size="11pt" style:font-size-asian="11pt"/>
    </style:style>
    <style:style style:name="P38" style:parent-style-name="Standard" style:list-style-name="PO_L1" style:family="paragraph">
      <style:paragraph-properties style:punctuation-wrap="hanging"/>
    </style:style>
    <style:style style:name="T39" style:parent-style-name="기본단락글꼴" style:family="text">
      <style:text-properties style:font-name="맑은 고딕" style:font-name-asian="맑은 고딕" fo:color="#000000" fo:font-size="11pt" style:font-size-asian="11pt" fo:background-color="#FDFDFD"/>
    </style:style>
    <style:style style:name="P40" style:parent-style-name="Standard" style:family="paragraph">
      <style:paragraph-properties style:punctuation-wrap="hanging"/>
      <style:text-properties style:font-name="맑은 고딕" style:font-name-asian="맑은 고딕" fo:font-weight="bold" style:font-weight-asian="bold" fo:font-size="11pt" style:font-size-asian="11pt"/>
    </style:style>
    <style:style style:name="P41" style:parent-style-name="Standard" style:family="paragraph">
      <style:paragraph-properties style:punctuation-wrap="hanging"/>
      <style:text-properties style:font-name="맑은 고딕" style:font-name-asian="맑은 고딕" fo:font-weight="bold" style:font-weight-asian="bold" fo:font-size="11pt" style:font-size-asian="11pt"/>
    </style:style>
    <style:style style:name="P42" style:parent-style-name="Standard" style:family="paragraph">
      <style:paragraph-properties style:punctuation-wrap="hanging"/>
    </style:style>
    <style:style style:name="T43" style:parent-style-name="기본단락글꼴" style:family="text">
      <style:text-properties style:font-name="맑은 고딕" style:font-name-asian="맑은 고딕" fo:font-weight="bold" style:font-weight-asian="bold" fo:font-size="11pt" style:font-size-asian="11pt"/>
    </style:style>
    <style:style style:name="T44" style:parent-style-name="기본단락글꼴" style:family="text">
      <style:text-properties style:font-name="맑은 고딕" style:font-name-asian="맑은 고딕" fo:font-weight="bold" style:font-weight-asian="bold" fo:font-size="11pt" style:font-size-asian="11pt"/>
    </style:style>
  </office:automatic-styles>
  <office:body>
    <office:text text:use-soft-page-breaks="true">
      <text:p text:style-name="P1"><text:span text:style-name="T2"><text:s text:c="3"/></text:span><text:span text:style-name="T3"><text:s text:c="53"/>Kang San Kim</text:span></text:p>
      <text:p text:style-name="P4">I live in Ulsan Metropolitan City or Jinju City in Korea.</text:p>
      <text:p text:style-name="P5">Mobile: 010-6327-3783</text:p>
      <text:p text:style-name="P6">E-mail: rkdtks3783@naver.com</text:p>
      <text:p text:style-name="P7"><text:s text:c="2"/><text:s text:c="123"/></text:p>
      <text:p text:style-name="P8">Objective</text:p>
      <text:p text:style-name="P9"><text:s/>Software engineer positions in Slicon Valley or Korea.</text:p>
      <text:p text:style-name="P10"/>
      <text:p text:style-name="P11">Summary</text:p>
      <text:p text:style-name="P12"/>
      <text:p text:style-name="P13">Education</text:p>
      <text:p text:style-name="P14"><text:span text:style-name="T15"><text:s/></text:span><text:span text:style-name="T16">A third grader at Gyeongsang National<text:s/></text:span><text:span text:style-name="T17">University and majoring in aerospace and software.</text:span></text:p>
      <text:p text:style-name="P18"/>
      <text:p text:style-name="P19"><text:span text:style-name="T20"><text:s/></text:span><text:span text:style-name="T21">Courses include:</text:span></text:p>
      <text:p text:style-name="P22"><text:s text:c="4"/>Introduction to Computer Programming</text:p>
      <text:p text:style-name="P23"><text:s text:c="4"/>Introduction to Computer programming practice</text:p>
      <text:p text:style-name="P24"><text:s text:c="4"/>Object Oriented Programming</text:p>
      <text:p text:style-name="P25"><text:s text:c="4"/>Practice of Object Oriented Programming</text:p>
      <text:p text:style-name="P26"><text:s text:c="4"/>Computer Networks</text:p>
      <text:p text:style-name="P27"/>
      <text:p text:style-name="P28">Experience</text:p>
      <text:p text:style-name="P29"><text:span text:style-name="T30"><text:s/>Slicon Valley project, September 2019 -<text:s/></text:span><text:span text:style-name="T31">It's in progress~</text:span></text:p>
      <text:list text:style-name="PO_L1" text:continue-numbering="true">
        <text:list-item>
          <text:p text:style-name="P32">Team member of the VRMP Project (Voice Recognition Mugic Player Project)</text:p>
        </text:list-item>
        <text:list-item>
          <text:p text:style-name="P33"><text:span text:style-name="T34">Served voice recognition sorce code using Google Open Source. written in Python</text:span></text:p>
        </text:list-item>
        <text:list-item>
          <text:p text:style-name="P35"><text:span text:style-name="T36">Team member of Autonomous Car</text:span><text:span text:style-name="T37"><text:s/>Project</text:span></text:p>
        </text:list-item>
        <text:list-item>
          <text:p text:style-name="P38"><text:span text:style-name="T39">Participate in track fabrication for kit assembly and data collection</text:span></text:p>
        </text:list-item>
      </text:list>
      <text:p text:style-name="P40">Rock band club activites, May 2016 ~ 2017 Jun</text:p>
      <text:p text:style-name="P41"/>
      <text:p text:style-name="P42"><text:span text:style-name="T43"><text:s/></text:span><text:span text:style-name="T44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제목1" style:display-name="제목 1" style:family="paragraph" style:parent-style-name="제목" style:default-outline-level="1">
      <style:paragraph-properties fo:margin-top="0in" fo:margin-bottom="0in"/>
      <style:text-properties fo:font-weight="normal" style:font-weight-asian="normal" style:font-weight-complex="normal" fo:font-size="14pt" style:font-size-asian="14pt" style:font-size-complex="14pt" fo:hyphenate="false"/>
    </style:style>
    <style:style style:name="제목2" style:display-name="제목 2" style:family="paragraph" style:parent-style-name="제목" style:default-outline-level="2">
      <style:paragraph-properties fo:margin-top="0in" fo:margin-bottom="0in"/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3" style:display-name="제목 3" style:family="paragraph" style:parent-style-name="제목" style:default-outline-level="3">
      <style:paragraph-properties fo:margin-top="0in" fo:margin-bottom="0in" fo:margin-left="0.9715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4" style:display-name="제목 4" style:family="paragraph" style:parent-style-name="제목" style:default-outline-level="4">
      <style:paragraph-properties fo:margin-top="0in" fo:margin-bottom="0in" fo:margin-left="1.1104in" fo:text-indent="-0.2777in">
        <style:tab-stops/>
      </style:paragraph-properties>
      <style:text-properties fo:font-size="10pt" style:font-size-asian="10pt" style:font-size-complex="10pt" fo:hyphenate="false"/>
    </style:style>
    <style:style style:name="제목5" style:display-name="제목 5" style:family="paragraph" style:parent-style-name="제목" style:default-outline-level="5">
      <style:paragraph-properties fo:margin-top="0in" fo:margin-bottom="0in" fo:margin-left="1.25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6" style:display-name="제목 6" style:family="paragraph" style:parent-style-name="제목" style:default-outline-level="6">
      <style:paragraph-properties fo:margin-top="0in" fo:margin-bottom="0in" fo:margin-left="1.3888in" fo:text-indent="-0.2777in">
        <style:tab-stops/>
      </style:paragraph-properties>
      <style:text-properties fo:font-size="10pt" style:font-size-asian="10pt" style:font-size-complex="10pt" fo:hyphenate="false"/>
    </style:style>
    <style:style style:name="제목7" style:display-name="제목 7" style:family="paragraph" style:parent-style-name="제목" style:default-outline-level="7">
      <style:paragraph-properties fo:margin-top="0in" fo:margin-bottom="0in" fo:margin-left="1.5277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8" style:display-name="제목 8" style:family="paragraph" style:parent-style-name="제목" style:default-outline-level="8">
      <style:paragraph-properties fo:margin-top="0in" fo:margin-bottom="0in" fo:margin-left="1.6659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제목9" style:display-name="제목 9" style:family="paragraph" style:parent-style-name="제목" style:default-outline-level="9">
      <style:paragraph-properties fo:margin-top="0in" fo:margin-bottom="0in" fo:margin-left="1.8048in" fo:text-indent="-0.2777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표준" style:display-name="표준" style:family="paragraph">
      <style:paragraph-properties style:line-break="normal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PO_T14" style:display-name="PO_T1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제목" style:display-name="제목" style:family="paragraph" style:parent-style-name="Standard">
      <style:paragraph-properties fo:margin-top="0.1659in" fo:margin-bottom="0.0833in"/>
      <style:text-properties style:font-name-complex="맑은 고딕" fo:font-weight="bold" style:font-weight-asian="bold" style:font-weight-complex="bold" fo:color="#000000" style:letter-kerning="false" fo:font-size="16pt" style:font-size-asian="16pt" style:font-size-complex="16pt" fo:hyphenate="false"/>
    </style:style>
    <style:style style:name="ContentsHeading" style:display-name="Contents Heading" style:family="paragraph" style:parent-style-name="제목">
      <style:paragraph-properties fo:margin-top="0in" fo:margin-bottom="0in"/>
      <style:text-properties fo:font-weight="normal" style:font-weight-asian="normal" style:font-weight-complex="normal" fo:font-size="14pt" style:font-size-asian="14pt" style:font-size-complex="14pt" fo:hyphenate="false"/>
    </style:style>
    <style:style style:name="Contents1" style:display-name="Contents 1" style:family="paragraph">
      <style:text-properties style:font-name-complex="맑은 고딕" fo:color="#000000" style:letter-kerning="false" style:font-size-complex="10pt" fo:hyphenate="false"/>
    </style:style>
    <style:style style:name="Contents2" style:display-name="Contents 2" style:family="paragraph">
      <style:paragraph-properties fo:margin-left="0.2951in">
        <style:tab-stops/>
      </style:paragraph-properties>
      <style:text-properties style:font-name-complex="맑은 고딕" fo:color="#000000" style:letter-kerning="false" style:font-size-complex="10pt" fo:hyphenate="false"/>
    </style:style>
    <style:style style:name="Contents3" style:display-name="Contents 3" style:family="paragraph">
      <style:paragraph-properties fo:margin-left="0.5895in">
        <style:tab-stops/>
      </style:paragraph-properties>
      <style:text-properties style:font-name-complex="맑은 고딕" fo:color="#000000" style:letter-kerning="false" style:font-size-complex="10pt" fo:hyphenate="false"/>
    </style:style>
    <style:style style:name="Contents4" style:display-name="Contents 4" style:family="paragraph">
      <style:paragraph-properties fo:margin-left="0.8854in">
        <style:tab-stops/>
      </style:paragraph-properties>
      <style:text-properties style:font-name-complex="맑은 고딕" fo:color="#000000" style:letter-kerning="false" style:font-size-complex="10pt" fo:hyphenate="false"/>
    </style:style>
    <style:style style:name="Contents5" style:display-name="Contents 5" style:family="paragraph">
      <style:paragraph-properties fo:margin-left="1.1805in">
        <style:tab-stops/>
      </style:paragraph-properties>
      <style:text-properties style:font-name-complex="맑은 고딕" fo:color="#000000" style:letter-kerning="false" style:font-size-complex="10pt" fo:hyphenate="false"/>
    </style:style>
    <style:style style:name="Contents6" style:display-name="Contents 6" style:family="paragraph">
      <style:paragraph-properties fo:margin-left="1.475in">
        <style:tab-stops/>
      </style:paragraph-properties>
      <style:text-properties style:font-name-complex="맑은 고딕" fo:color="#000000" style:letter-kerning="false" style:font-size-complex="10pt" fo:hyphenate="false"/>
    </style:style>
    <style:style style:name="Contents7" style:display-name="Contents 7" style:family="paragraph">
      <style:paragraph-properties fo:margin-left="1.7708in">
        <style:tab-stops/>
      </style:paragraph-properties>
      <style:text-properties style:font-name-complex="맑은 고딕" fo:color="#000000" style:letter-kerning="false" style:font-size-complex="10pt" fo:hyphenate="false"/>
    </style:style>
    <style:style style:name="Contents8" style:display-name="Contents 8" style:family="paragraph">
      <style:paragraph-properties fo:margin-left="2.0659in">
        <style:tab-stops/>
      </style:paragraph-properties>
      <style:text-properties style:font-name-complex="맑은 고딕" fo:color="#000000" style:letter-kerning="false" style:font-size-complex="10pt" fo:hyphenate="false"/>
    </style:style>
    <style:style style:name="Contents9" style:display-name="Contents 9" style:family="paragraph">
      <style:paragraph-properties fo:margin-left="2.3604in">
        <style:tab-stops/>
      </style:paragraph-properties>
      <style:text-properties style:font-name-complex="맑은 고딕" fo:color="#000000" style:letter-kerning="false" style:font-size-complex="10pt" fo:hyphenate="false"/>
    </style:style>
    <style:style style:name="Footnoteanchor" style:display-name="Footnote anchor" style:family="text">
      <style:text-properties style:text-position="super 63.6%"/>
    </style:style>
    <style:style style:name="FootnoteSymbol" style:display-name="Footnote Symbol" style:family="text"/>
    <style:style style:name="Endnoteanchor" style:display-name="Endnote anchor" style:family="text">
      <style:text-properties style:text-position="super 63.6%"/>
    </style:style>
    <style:style style:name="EndnoteSymbol" style:display-name="Endnote Symbol" style:family="text"/>
    <style:style style:name="각주텍스트" style:display-name="각주 텍스트" style:family="paragraph" style:parent-style-name="표준">
      <style:paragraph-properties style:snap-to-layout-grid="false"/>
      <style:text-properties fo:hyphenate="false"/>
    </style:style>
    <style:style style:name="각주텍스트Char" style:display-name="각주 텍스트 Char" style:family="text" style:parent-style-name="기본단락글꼴"/>
    <style:style style:name="각주참조" style:display-name="각주 참조" style:family="text" style:parent-style-name="기본단락글꼴">
      <style:text-properties style:text-position="super 63.6%"/>
    </style:style>
    <style:style style:name="WW_CharLFO1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1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2" style:display-name="PO_L2">
      <text:list-level-style-bullet text:level="1" text:style-name="WW_CharLFO1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1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1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1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1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1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1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1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1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2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3" style:display-name="PO_L3">
      <text:list-level-style-bullet text:level="1" text:style-name="WW_CharLFO2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2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3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4" style:display-name="PO_L4">
      <text:list-level-style-bullet text:level="1" text:style-name="WW_CharLFO3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3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3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3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3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3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3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3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3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4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5" style:display-name="PO_L5">
      <text:list-level-style-bullet text:level="1" text:style-name="WW_CharLFO4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4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4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4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4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4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4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4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4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3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4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5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6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7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8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style:style style:name="WW_CharLFO5LVL9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/>
    </style:style>
    <text:list-style style:name="PO_L1" style:display-name="PO_L1">
      <text:list-level-style-bullet text:level="1" text:style-name="WW_CharLFO5LVL1" text:bullet-char="l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5LVL2" text:bullet-char="n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5LVL3" text:bullet-char="u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5LVL4" text:bullet-char="l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5LVL5" text:bullet-char="n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5LVL6" text:bullet-char="u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5LVL7" text:bullet-char="l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5LVL8" text:bullet-char="n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5LVL9" text:bullet-char="u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notes-configuration text:note-class="footnote" text:citation-style-name="각주참조" text:citation-body-style-name="각주참조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FCFCFC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kdtks3783</meta:initial-creator>
    <dc:creator>김강산</dc:creator>
    <meta:creation-date>2020-09-03T08:33:00Z</meta:creation-date>
    <dc:date>2020-09-03T08:52:00Z</dc:date>
    <meta:template xlink:href="Normal" xlink:type="simple"/>
    <meta:editing-cycles>4</meta:editing-cycles>
    <meta:editing-duration>PT600S</meta:editing-duration>
    <meta:document-statistic meta:page-count="1" meta:paragraph-count="2" meta:word-count="160" meta:character-count="1071" meta:row-count="7" meta:non-whitespace-character-count="913"/>
  </office:meta>
</office:document-meta>
</file>